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62e5" officeooo:paragraph-rsid="001c7394"/>
    </style:style>
    <style:style style:name="P2" style:family="paragraph" style:parent-style-name="Standard">
      <style:paragraph-properties fo:text-align="center" style:justify-single-word="false"/>
      <style:text-properties officeooo:paragraph-rsid="001c7394"/>
    </style:style>
    <style:style style:name="P3" style:family="paragraph" style:parent-style-name="Standard">
      <style:text-properties officeooo:paragraph-rsid="001c7394"/>
    </style:style>
    <style:style style:name="P4" style:family="paragraph" style:parent-style-name="Subtitle">
      <style:text-properties officeooo:rsid="001e62e5" officeooo:paragraph-rsid="001c7394"/>
    </style:style>
    <style:style style:name="P5" style:family="paragraph" style:parent-style-name="Text_20_body">
      <style:text-properties officeooo:paragraph-rsid="001c7394"/>
    </style:style>
    <style:style style:name="P6" style:family="paragraph" style:parent-style-name="Text_20_body">
      <style:text-properties fo:font-weight="bold" officeooo:rsid="001e62e5" officeooo:paragraph-rsid="001c7394" style:font-weight-asian="bold" style:font-weight-complex="bold"/>
    </style:style>
    <style:style style:name="P7" style:family="paragraph" style:parent-style-name="Text_20_body">
      <style:text-properties officeooo:rsid="001e62e5" officeooo:paragraph-rsid="001c7394"/>
    </style:style>
    <style:style style:name="P8" style:family="paragraph" style:parent-style-name="Text_20_body">
      <style:text-properties fo:font-weight="normal" officeooo:rsid="0064e94d" officeooo:paragraph-rsid="0064e94d" style:font-weight-asian="normal" style:font-weight-complex="normal"/>
    </style:style>
    <style:style style:name="P9" style:family="paragraph" style:parent-style-name="Title">
      <style:text-properties officeooo:rsid="001e62e5" officeooo:paragraph-rsid="001c7394"/>
    </style:style>
    <style:style style:name="P10" style:family="paragraph" style:parent-style-name="Text_20_body">
      <style:text-properties fo:font-weight="normal" officeooo:rsid="0064a427" officeooo:paragraph-rsid="0064a427" style:font-weight-asian="normal" style:font-weight-complex="normal"/>
    </style:style>
    <style:style style:name="P11" style:family="paragraph" style:parent-style-name="Text_20_body" style:list-style-name="L1">
      <style:text-properties fo:font-weight="normal" officeooo:rsid="0066d6b4" officeooo:paragraph-rsid="0066d6b4" style:font-weight-asian="normal" style:font-weight-complex="normal"/>
    </style:style>
    <style:style style:name="P12" style:family="paragraph" style:parent-style-name="Text_20_body" style:list-style-name="L1">
      <style:text-properties fo:font-weight="normal" officeooo:rsid="0068220d" officeooo:paragraph-rsid="0066d6b4" style:font-weight-asian="normal" style:font-weight-complex="normal"/>
    </style:style>
    <style:style style:name="P13" style:family="paragraph" style:parent-style-name="Text_20_body" style:list-style-name="L1">
      <style:text-properties fo:font-weight="normal" officeooo:rsid="006a8fab" officeooo:paragraph-rsid="0066d6b4" style:font-weight-asian="normal" style:font-weight-complex="normal"/>
    </style:style>
    <style:style style:name="P14" style:family="paragraph" style:parent-style-name="Text_20_body" style:list-style-name="L1">
      <style:text-properties fo:font-weight="normal" officeooo:rsid="006b2d6a" officeooo:paragraph-rsid="006b2d6a" style:font-weight-asian="normal" style:font-weight-complex="normal"/>
    </style:style>
    <style:style style:name="P15" style:family="paragraph" style:parent-style-name="Text_20_body">
      <style:text-properties fo:font-weight="normal" officeooo:rsid="0064e94d" officeooo:paragraph-rsid="0064e94d" style:font-weight-asian="normal" style:font-weight-complex="normal"/>
    </style:style>
    <style:style style:name="P16" style:family="paragraph" style:parent-style-name="Text_20_body">
      <style:text-properties fo:font-weight="normal" officeooo:rsid="0064e94d" officeooo:paragraph-rsid="0070c202" style:font-weight-asian="normal" style:font-weight-complex="normal"/>
    </style:style>
    <style:style style:name="P17" style:family="paragraph" style:parent-style-name="Text_20_body" style:list-style-name="L2">
      <style:text-properties fo:font-weight="normal" officeooo:rsid="0070c202" officeooo:paragraph-rsid="0070c202" style:font-weight-asian="normal" style:font-weight-complex="normal"/>
    </style:style>
    <style:style style:name="P18" style:family="paragraph" style:parent-style-name="Text_20_body" style:list-style-name="L2">
      <style:text-properties fo:font-weight="normal" officeooo:rsid="00767b45" officeooo:paragraph-rsid="0070c202" style:font-weight-asian="normal" style:font-weight-complex="normal"/>
    </style:style>
    <style:style style:name="P19" style:family="paragraph" style:parent-style-name="Text_20_body" style:list-style-name="L2">
      <style:text-properties fo:font-weight="normal" officeooo:rsid="0072232a" officeooo:paragraph-rsid="0072232a" style:font-weight-asian="normal" style:font-weight-complex="normal"/>
    </style:style>
    <style:style style:name="P20" style:family="paragraph" style:parent-style-name="Text_20_body">
      <style:text-properties fo:font-weight="normal" officeooo:rsid="005eebfb" officeooo:paragraph-rsid="005eebfb" style:font-weight-asian="normal" style:font-weight-complex="normal"/>
    </style:style>
    <style:style style:name="P21" style:family="paragraph" style:parent-style-name="Text_20_body" style:list-style-name="L1">
      <style:text-properties fo:font-weight="bold" officeooo:rsid="0066d6b4" officeooo:paragraph-rsid="0066d6b4" style:font-weight-asian="bold" style:font-weight-complex="bold"/>
    </style:style>
    <style:style style:name="P22" style:family="paragraph" style:parent-style-name="Text_20_body" style:list-style-name="L1">
      <style:text-properties fo:font-weight="bold" officeooo:rsid="0066d6b4" officeooo:paragraph-rsid="006b2d6a" style:font-weight-asian="bold" style:font-weight-complex="bold"/>
    </style:style>
    <style:style style:name="P23" style:family="paragraph" style:parent-style-name="Text_20_body" style:list-style-name="L2">
      <style:text-properties officeooo:paragraph-rsid="0070c202"/>
    </style:style>
    <style:style style:name="P24" style:family="paragraph" style:parent-style-name="Text_20_body" style:list-style-name="L2">
      <style:text-properties officeooo:paragraph-rsid="0072232a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fo:font-weight="normal" officeooo:rsid="005eebfb" officeooo:paragraph-rsid="005eebfb" style:font-weight-asian="normal" style:font-weight-complex="normal"/>
    </style:style>
    <style:style style:name="T1" style:family="text">
      <style:text-properties officeooo:rsid="001c739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62e5" style:font-weight-asian="normal" style:font-weight-complex="normal"/>
    </style:style>
    <style:style style:name="T4" style:family="text">
      <style:text-properties fo:font-weight="normal" officeooo:rsid="003c3ee0" style:font-weight-asian="normal" style:font-weight-complex="normal"/>
    </style:style>
    <style:style style:name="T5" style:family="text">
      <style:text-properties fo:font-weight="normal" officeooo:rsid="003db272" style:font-weight-asian="normal" style:font-weight-complex="normal"/>
    </style:style>
    <style:style style:name="T6" style:family="text">
      <style:text-properties fo:font-weight="normal" officeooo:rsid="003ff776" style:font-weight-asian="normal" style:font-weight-complex="normal"/>
    </style:style>
    <style:style style:name="T7" style:family="text">
      <style:text-properties fo:font-weight="normal" officeooo:rsid="0068220d" style:font-weight-asian="normal" style:font-weight-complex="normal"/>
    </style:style>
    <style:style style:name="T8" style:family="text">
      <style:text-properties fo:font-weight="normal" officeooo:rsid="006a8fab" style:font-weight-asian="normal" style:font-weight-complex="normal"/>
    </style:style>
    <style:style style:name="T9" style:family="text">
      <style:text-properties fo:font-weight="normal" officeooo:rsid="006b2d6a" style:font-weight-asian="normal" style:font-weight-complex="normal"/>
    </style:style>
    <style:style style:name="T10" style:family="text">
      <style:text-properties fo:font-weight="normal" officeooo:rsid="006dd4cf" style:font-weight-asian="normal" style:font-weight-complex="normal"/>
    </style:style>
    <style:style style:name="T11" style:family="text">
      <style:text-properties fo:font-weight="normal" officeooo:rsid="0070c202" style:font-weight-asian="normal" style:font-weight-complex="normal"/>
    </style:style>
    <style:style style:name="T12" style:family="text">
      <style:text-properties fo:font-weight="normal" officeooo:rsid="0072232a" style:font-weight-asian="normal" style:font-weight-complex="normal"/>
    </style:style>
    <style:style style:name="T13" style:family="text">
      <style:text-properties fo:font-weight="normal" officeooo:rsid="00767b45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e62e5" style:font-weight-asian="bold" style:font-weight-complex="bold"/>
    </style:style>
    <style:style style:name="T16" style:family="text">
      <style:text-properties officeooo:rsid="003b62cb"/>
    </style:style>
    <style:style style:name="T17" style:family="text">
      <style:text-properties officeooo:rsid="00545681"/>
    </style:style>
    <style:style style:name="T18" style:family="text">
      <style:text-properties officeooo:rsid="005d2fce"/>
    </style:style>
    <style:style style:name="T19" style:family="text">
      <style:text-properties officeooo:rsid="0070c2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ATA STRUCTURES LAB</text:p>
      <text:p text:style-name="P1">AMAL NATH M</text:p>
      <text:p text:style-name="P1">R3 11</text:p>
      <text:p text:style-name="P2"/>
      <text:p text:style-name="P4">EXPERIMENT <text:span text:style-name="T18">6</text:span></text:p>
      <text:p text:style-name="P7"/>
      <text:p text:style-name="P7"><text:span text:style-name="T14">AIM</text:span> :- <text:span text:style-name="T1">Write a </text:span>program to conver<text:span text:style-name="T1">t a given </text:span><text:span text:style-name="T17">infix</text:span><text:span text:style-name="T1"> expression </text:span><text:span text:style-name="T17">to its postfix expression</text:span><text:span text:style-name="T1"> and evaluate it.</text:span></text:p>
      <text:p text:style-name="P7"/>
      <text:p text:style-name="P7"><text:span text:style-name="T14">DATA STRUCTURE USED</text:span> :- <text:span text:style-name="T16">STACK</text:span> is the data structure used.</text:p>
      <text:p text:style-name="P7"/>
      <text:p text:style-name="P6">ALGORITHM<text:span text:style-name="T2"> :- </text:span></text:p>
      <text:p text:style-name="P10">Algorithm infix_to_postfix</text:p>
      <text:p text:style-name="P10">START</text:p>
      <text:list xml:id="list3928514843" text:style-name="L1">
        <text:list-item>
          <text:p text:style-name="P11">TOP = -1, push(‘(‘)</text:p>
        </text:list-item>
        <text:list-item>
          <text:p text:style-name="P11">While TOP &gt; -1 do</text:p>
        </text:list-item>
        <text:list-item>
          <text:p text:style-name="P11"><text:s/><text:tab/>ITEM = infix.Readsymbol()</text:p>
        </text:list-item>
        <text:list-item>
          <text:p text:style-name="P11"><text:s/><text:tab/>X = pop()</text:p>
        </text:list-item>
        <text:list-item>
          <text:p text:style-name="P11"><text:s/><text:tab/>Case : ITEM = Operand</text:p>
        </text:list-item>
        <text:list-item>
          <text:p text:style-name="P11"><text:s/><text:tab/><text:tab/>push(X)</text:p>
        </text:list-item>
        <text:list-item>
          <text:p text:style-name="P21"><text:span text:style-name="T2"><text:s/><text:tab/><text:tab/></text:span><text:span text:style-name="T7">p</text:span><text:span text:style-name="T2">ostfix(ITEM)</text:span></text:p>
        </text:list-item>
        <text:list-item>
          <text:p text:style-name="P11"><text:s/><text:tab/>Case : ITEM = ‘)’</text:p>
        </text:list-item>
        <text:list-item>
          <text:p text:style-name="P11"><text:s/><text:tab/><text:tab/>While X != ‘(’</text:p>
        </text:list-item>
        <text:list-item>
          <text:p text:style-name="P21"><text:span text:style-name="T2"><text:s/><text:tab/><text:tab/><text:tab/></text:span><text:span text:style-name="T7">postfix(X)</text:span></text:p>
        </text:list-item>
        <text:list-item>
          <text:p text:style-name="P12"><text:s/><text:tab/><text:tab/><text:tab/>X = pop()</text:p>
        </text:list-item>
        <text:list-item>
          <text:p text:style-name="P12"><text:s/><text:tab/><text:tab/>EndWhile</text:p>
        </text:list-item>
        <text:list-item>
          <text:p text:style-name="P21"><text:span text:style-name="T7"><text:s/><text:tab/></text:span><text:span text:style-name="T8">Case : ISP(X) &gt;= ICP(ITEM)</text:span></text:p>
        </text:list-item>
        <text:list-item>
          <text:p text:style-name="P13"><text:s/><text:tab/><text:tab/>While ISP(X) &gt;= ICP(ITEM) do</text:p>
        </text:list-item>
        <text:list-item>
          <text:p text:style-name="P13"><text:s/><text:tab/><text:tab/><text:tab/>postfix(X)</text:p>
        </text:list-item>
        <text:list-item>
          <text:p text:style-name="P13"><text:s/><text:tab/><text:tab/><text:tab/>X = pop()</text:p>
        </text:list-item>
        <text:list-item>
          <text:p text:style-name="P13"><text:s/><text:tab/><text:tab/>EndWhile</text:p>
        </text:list-item>
        <text:list-item>
          <text:p text:style-name="P13"><text:s/><text:tab/><text:tab/>push(X)</text:p>
        </text:list-item>
        <text:list-item>
          <text:p text:style-name="P13"><text:soft-page-break/><text:s/><text:tab/><text:tab/>push(ITEM)</text:p>
        </text:list-item>
        <text:list-item>
          <text:p text:style-name="P22"><text:span text:style-name="T8"><text:s/><text:tab/>Case : ISP(X) </text:span><text:span text:style-name="T9">&lt;</text:span><text:span text:style-name="T8"> ICP(ITEM)</text:span></text:p>
        </text:list-item>
        <text:list-item>
          <text:p text:style-name="P22"><text:span text:style-name="T8"><text:s/><text:tab/><text:tab/></text:span><text:span text:style-name="T9">push(X)</text:span></text:p>
        </text:list-item>
        <text:list-item>
          <text:p text:style-name="P14"><text:s/><text:tab/><text:tab/>push(ITEM)</text:p>
        </text:list-item>
        <text:list-item>
          <text:p text:style-name="P14"><text:s/><text:tab/>Otherwise : </text:p>
        </text:list-item>
        <text:list-item>
          <text:p text:style-name="P14"><text:s/><text:tab/><text:tab/>Print “Invalid Expression”</text:p>
        </text:list-item>
        <text:list-item>
          <text:p text:style-name="P14"><text:s/>EndWhile</text:p>
        </text:list-item>
        <text:list-item>
          <text:p text:style-name="P22"><text:span text:style-name="T9"><text:s/></text:span><text:span text:style-name="T10">Return postfix</text:span></text:p>
        </text:list-item>
      </text:list>
      <text:p text:style-name="P8">STOP</text:p>
      <text:p text:style-name="P8"/>
      <text:p text:style-name="P8">Algorithm postfix_evaluation</text:p>
      <text:p text:style-name="P16">START</text:p>
      <text:list xml:id="list870912261" text:style-name="L2">
        <text:list-item>
          <text:p text:style-name="P17">While (TOP &gt;= -1) do</text:p>
        </text:list-item>
        <text:list-item>
          <text:p text:style-name="P17"><text:s/><text:tab/>ITEM = postfix.Readsymbol()</text:p>
        </text:list-item>
        <text:list-item>
          <text:p text:style-name="P17"><text:s/><text:tab/>Case : ITEM = Operand</text:p>
        </text:list-item>
        <text:list-item>
          <text:p text:style-name="P17"><text:s/><text:tab/><text:tab/>push(ITEM)</text:p>
        </text:list-item>
        <text:list-item>
          <text:p text:style-name="P17"><text:s/><text:tab/>Case : ITEM = Operator</text:p>
        </text:list-item>
        <text:list-item>
          <text:p text:style-name="P17"><text:s/><text:tab/><text:tab/>x2 = pop()</text:p>
        </text:list-item>
        <text:list-item>
          <text:p text:style-name="P17"><text:s/><text:tab/><text:tab/>x1 = pop()</text:p>
        </text:list-item>
        <text:list-item>
          <text:p text:style-name="P17"><text:s/><text:tab/><text:tab/>x = Operation(x1, x2, ITEM)</text:p>
        </text:list-item>
        <text:list-item>
          <text:p text:style-name="P17"><text:s/><text:tab/><text:tab/>push(x)</text:p>
        </text:list-item>
        <text:list-item>
          <text:p text:style-name="P23"><text:span text:style-name="T11"><text:s/><text:tab/></text:span><text:span text:style-name="T13">Case : ITEM = ‘!’</text:span></text:p>
        </text:list-item>
        <text:list-item>
          <text:p text:style-name="P18"><text:s/><text:tab/><text:tab/>x = pop()</text:p>
        </text:list-item>
        <text:list-item>
          <text:p text:style-name="P18"><text:s/><text:tab/><text:tab/>push(-x);</text:p>
        </text:list-item>
        <text:list-item>
          <text:p text:style-name="P17"><text:s/><text:tab/>Case : ITEM = ‘#’</text:p>
        </text:list-item>
        <text:list-item>
          <text:p text:style-name="P17"><text:s/><text:tab/><text:tab/>x = pop()</text:p>
        </text:list-item>
        <text:list-item>
          <text:p text:style-name="P17"><text:s/><text:tab/><text:tab/>Return x</text:p>
        </text:list-item>
        <text:list-item>
          <text:p text:style-name="P24"><text:span text:style-name="T11"><text:s/><text:tab/></text:span><text:span text:style-name="T12">Otherwise : </text:span></text:p>
        </text:list-item>
        <text:list-item>
          <text:p text:style-name="P19"><text:s/><text:tab/><text:tab/>Print “Invalid Expression”</text:p>
        </text:list-item>
        <text:list-item>
          <text:p text:style-name="P19"><text:s/>EndWhile </text:p>
        </text:list-item>
      </text:list>
      <text:p text:style-name="P8">STOP</text:p>
      <text:p text:style-name="P8"/>
      <text:p text:style-name="P8"><text:soft-page-break/></text:p>
      <text:p text:style-name="P6">PROGRAM CODE <text:span text:style-name="T2">:-</text:span></text:p>
      <text:p text:style-name="Standard">#include&lt;stdio.h&gt;</text:p>
      <text:p text:style-name="Standard">#include&lt;stdlib.h&gt;</text:p>
      <text:p text:style-name="Standard">#include&lt;string.h&gt;</text:p>
      <text:p text:style-name="Standard">#include&lt;math.h&gt;</text:p>
      <text:p text:style-name="Standard"/>
      <text:p text:style-name="Standard">struct stack</text:p>
      <text:p text:style-name="Standard">{</text:p>
      <text:p text:style-name="Standard"><text:tab/>int TOP;</text:p>
      <text:p text:style-name="Standard"><text:tab/>int SIZE;</text:p>
      <text:p text:style-name="Standard"><text:tab/>char *arr;</text:p>
      <text:p text:style-name="Standard"><text:tab/>int *arr1;</text:p>
      <text:p text:style-name="Standard">};</text:p>
      <text:p text:style-name="Standard"/>
      <text:p text:style-name="Standard">struct expression</text:p>
      <text:p text:style-name="Standard">{</text:p>
      <text:p text:style-name="Standard"><text:tab/>char *infix;</text:p>
      <text:p text:style-name="Standard"><text:tab/>char *postfix;</text:p>
      <text:p text:style-name="Standard">};</text:p>
      <text:p text:style-name="Standard"/>
      <text:p text:style-name="Standard">void push(struct stack *s, char x)</text:p>
      <text:p text:style-name="Standard">{</text:p>
      <text:p text:style-name="Standard"><text:tab/>if(s-&gt;TOP &gt;= s-&gt;SIZE-1)</text:p>
      <text:p text:style-name="Standard"><text:tab/>{</text:p>
      <text:p text:style-name="Standard"><text:tab/><text:tab/>printf("Cannot evaluate\n");</text:p>
      <text:p text:style-name="Standard"><text:tab/><text:tab/>exit(0);</text:p>
      <text:p text:style-name="Standard"><text:tab/>}</text:p>
      <text:p text:style-name="Standard"><text:tab/></text:p>
      <text:p text:style-name="Standard"><text:tab/>else</text:p>
      <text:p text:style-name="Standard"><text:tab/>{</text:p>
      <text:p text:style-name="Standard"><text:tab/><text:tab/>s-&gt;arr[++s-&gt;TOP] = x;</text:p>
      <text:p text:style-name="Standard"><text:tab/>}</text:p>
      <text:p text:style-name="Standard">}</text:p>
      <text:p text:style-name="Standard"/>
      <text:p text:style-name="Standard">char pop(struct stack *s)</text:p>
      <text:p text:style-name="Standard">{</text:p>
      <text:p text:style-name="Standard"><text:tab/>if(s-&gt;TOP == -1)</text:p>
      <text:p text:style-name="Standard"><text:tab/>{</text:p>
      <text:p text:style-name="Standard"><text:tab/><text:tab/>printf("Cannot evaluate\n");</text:p>
      <text:p text:style-name="Standard"><text:tab/><text:tab/>exit(0);</text:p>
      <text:p text:style-name="Standard"><text:tab/>}</text:p>
      <text:p text:style-name="Standard"/>
      <text:p text:style-name="Standard"><text:tab/>else</text:p>
      <text:p text:style-name="Standard"><text:tab/>{</text:p>
      <text:p text:style-name="Standard"><text:tab/><text:tab/>char x = s-&gt;arr[s-&gt;TOP];</text:p>
      <text:p text:style-name="Standard"><text:tab/><text:tab/>s-&gt;TOP--;</text:p>
      <text:p text:style-name="Standard"><text:tab/><text:tab/>return x;</text:p>
      <text:p text:style-name="Standard"><text:tab/>}</text:p>
      <text:p text:style-name="Standard">}</text:p>
      <text:p text:style-name="Standard"/>
      <text:p text:style-name="Standard"><text:soft-page-break/>void push1(struct stack *s, int x)</text:p>
      <text:p text:style-name="Standard">{</text:p>
      <text:p text:style-name="Standard"><text:tab/>if(s-&gt;TOP &gt;= s-&gt;SIZE-1)</text:p>
      <text:p text:style-name="Standard"><text:tab/>{</text:p>
      <text:p text:style-name="Standard"><text:tab/><text:tab/>printf("Cannot evaluate\n");</text:p>
      <text:p text:style-name="Standard"><text:tab/><text:tab/>exit(0);</text:p>
      <text:p text:style-name="Standard"><text:tab/>}</text:p>
      <text:p text:style-name="Standard"><text:tab/></text:p>
      <text:p text:style-name="Standard"><text:tab/>else</text:p>
      <text:p text:style-name="Standard"><text:tab/>{</text:p>
      <text:p text:style-name="Standard"><text:tab/><text:tab/>s-&gt;arr1[++s-&gt;TOP] = x;</text:p>
      <text:p text:style-name="Standard"><text:tab/>}</text:p>
      <text:p text:style-name="Standard">}</text:p>
      <text:p text:style-name="Standard"/>
      <text:p text:style-name="Standard">int pop1(struct stack *s)</text:p>
      <text:p text:style-name="Standard">{</text:p>
      <text:p text:style-name="Standard"><text:tab/>if(s-&gt;TOP == -1)</text:p>
      <text:p text:style-name="Standard"><text:tab/>{</text:p>
      <text:p text:style-name="Standard"><text:tab/><text:tab/>printf("Cannot evaluate\n");</text:p>
      <text:p text:style-name="Standard"><text:tab/><text:tab/>exit(0);</text:p>
      <text:p text:style-name="Standard"><text:tab/>}</text:p>
      <text:p text:style-name="Standard"/>
      <text:p text:style-name="Standard"><text:tab/>else</text:p>
      <text:p text:style-name="Standard"><text:tab/>{</text:p>
      <text:p text:style-name="Standard"><text:tab/><text:tab/>int x = s-&gt;arr1[s-&gt;TOP];</text:p>
      <text:p text:style-name="Standard"><text:tab/><text:tab/>s-&gt;TOP--;</text:p>
      <text:p text:style-name="Standard"><text:tab/><text:tab/>return x;</text:p>
      <text:p text:style-name="Standard"><text:tab/>}</text:p>
      <text:p text:style-name="Standard">}</text:p>
      <text:p text:style-name="Standard"/>
      <text:p text:style-name="Standard">int ISP(char X)</text:p>
      <text:p text:style-name="Standard">{</text:p>
      <text:p text:style-name="Standard"><text:tab/>if(X == '+' || X == '-')</text:p>
      <text:p text:style-name="Standard"><text:tab/><text:tab/>return 2;</text:p>
      <text:p text:style-name="Standard"><text:tab/>else if(X == '*' || X == '/')</text:p>
      <text:p text:style-name="Standard"><text:tab/><text:tab/>return 4;</text:p>
      <text:p text:style-name="Standard"><text:tab/>else if(X == '^')</text:p>
      <text:p text:style-name="Standard"><text:tab/><text:tab/>return 5;</text:p>
      <text:p text:style-name="Standard"><text:tab/>else if(X &gt;= '0' &amp;&amp; X &lt;= '9' || X &gt;= 'a' &amp;&amp; X&lt;= 'z' || X &gt;= 'A' &amp;&amp; X&lt;= 'Z')</text:p>
      <text:p text:style-name="Standard"><text:tab/><text:tab/>return 8;</text:p>
      <text:p text:style-name="Standard"><text:tab/>else if(X == '(')</text:p>
      <text:p text:style-name="Standard"><text:tab/><text:tab/>return 0;</text:p>
      <text:p text:style-name="Standard">}</text:p>
      <text:p text:style-name="Standard"/>
      <text:p text:style-name="Standard">int ICP(char X)</text:p>
      <text:p text:style-name="Standard">{</text:p>
      <text:p text:style-name="Standard"><text:tab/>if(X == '+' || X == '-')</text:p>
      <text:p text:style-name="Standard"><text:tab/><text:tab/>return 1;</text:p>
      <text:p text:style-name="Standard"><text:tab/>else if(X == '*' || X == '/')</text:p>
      <text:p text:style-name="Standard"><text:tab/><text:tab/>return 3;</text:p>
      <text:p text:style-name="Standard"><text:tab/>else if(X == '^')</text:p>
      <text:p text:style-name="Standard"><text:tab/><text:tab/>return 6;</text:p>
      <text:p text:style-name="Standard"><text:soft-page-break/><text:tab/>else if(X &gt;= '0' &amp;&amp; X &lt;= '9' || X &gt;= 'a' &amp;&amp; X&lt;= 'z' || X &gt;= 'A' &amp;&amp; X&lt;= 'Z')</text:p>
      <text:p text:style-name="Standard"><text:tab/><text:tab/>return 7;</text:p>
      <text:p text:style-name="Standard"><text:tab/>else if(X == '(')</text:p>
      <text:p text:style-name="Standard"><text:tab/><text:tab/>return 9;</text:p>
      <text:p text:style-name="Standard"><text:tab/>else if(X == ')')</text:p>
      <text:p text:style-name="Standard"><text:tab/><text:tab/>return 0;</text:p>
      <text:p text:style-name="Standard">}</text:p>
      <text:p text:style-name="Standard"/>
      <text:p text:style-name="Standard">void infix_to_postfix(struct expression *exp)</text:p>
      <text:p text:style-name="Standard">{</text:p>
      <text:p text:style-name="Standard"><text:tab/>int i=0, j=0;</text:p>
      <text:p text:style-name="Standard"><text:tab/>struct stack s;</text:p>
      <text:p text:style-name="Standard"/>
      <text:p text:style-name="Standard"><text:tab/>s.TOP = -1;</text:p>
      <text:p text:style-name="Standard"><text:tab/>s.SIZE = strlen(exp-&gt;infix);</text:p>
      <text:p text:style-name="Standard"><text:tab/>s.arr = (char*) malloc(s.SIZE * sizeof(char));</text:p>
      <text:p text:style-name="Standard"/>
      <text:p text:style-name="Standard"><text:tab/>push(&amp;s, '(');</text:p>
      <text:p text:style-name="Standard"/>
      <text:p text:style-name="Standard"><text:tab/>while(s.TOP &gt; -1)</text:p>
      <text:p text:style-name="Standard"><text:tab/>{<text:tab/></text:p>
      <text:p text:style-name="Standard"><text:tab/><text:tab/>char X = pop(&amp;s);</text:p>
      <text:p text:style-name="Standard"><text:tab/><text:tab/></text:p>
      <text:p text:style-name="Standard"><text:tab/><text:tab/>if(exp-&gt;infix[i] == '(')</text:p>
      <text:p text:style-name="Standard"><text:tab/><text:tab/>{</text:p>
      <text:p text:style-name="Standard"><text:tab/><text:tab/><text:tab/>push(&amp;s, X);</text:p>
      <text:p text:style-name="Standard"><text:tab/><text:tab/><text:tab/>push(&amp;s, exp-&gt;infix[i]);</text:p>
      <text:p text:style-name="Standard"><text:tab/><text:tab/>}</text:p>
      <text:p text:style-name="Standard"><text:tab/><text:tab/>else if(exp-&gt;infix[i] == ')')</text:p>
      <text:p text:style-name="Standard"><text:tab/><text:tab/>{</text:p>
      <text:p text:style-name="Standard"><text:tab/><text:tab/><text:tab/>while(X != '(')</text:p>
      <text:p text:style-name="Standard"><text:tab/><text:tab/><text:tab/>{</text:p>
      <text:p text:style-name="Standard"><text:tab/><text:tab/><text:tab/><text:tab/>exp-&gt;postfix[j] = X;</text:p>
      <text:p text:style-name="Standard"><text:tab/><text:tab/><text:tab/><text:tab/>X = pop(&amp;s);</text:p>
      <text:p text:style-name="Standard"><text:tab/><text:tab/><text:tab/><text:tab/>j++;</text:p>
      <text:p text:style-name="Standard"><text:tab/><text:tab/><text:tab/>}</text:p>
      <text:p text:style-name="Standard"><text:tab/><text:tab/>}</text:p>
      <text:p text:style-name="Standard"><text:tab/><text:tab/>else if(exp-&gt;infix[i] &gt;= 'a' &amp;&amp; exp-&gt;infix[i] &lt;= 'z' || exp-&gt;infix[i] &gt;= 'A' &amp;&amp; exp-&gt;infix[i] &lt;= 'Z' || exp-&gt;infix[i] &gt;= '0' &amp;&amp; exp-&gt;infix[i] &lt;= '9')</text:p>
      <text:p text:style-name="Standard"><text:tab/><text:tab/>{</text:p>
      <text:p text:style-name="Standard"><text:tab/><text:tab/><text:tab/>push(&amp;s, X);</text:p>
      <text:p text:style-name="Standard"><text:tab/><text:tab/><text:tab/>exp-&gt;postfix[j] = exp-&gt;infix[i];</text:p>
      <text:p text:style-name="Standard"><text:tab/><text:tab/><text:tab/>j++;</text:p>
      <text:p text:style-name="Standard"><text:tab/><text:tab/>}</text:p>
      <text:p text:style-name="Standard"><text:tab/><text:tab/>else if(ISP(X) &gt;= ICP(exp-&gt;infix[i]))</text:p>
      <text:p text:style-name="Standard"><text:tab/><text:tab/>{</text:p>
      <text:p text:style-name="Standard"><text:tab/><text:tab/><text:tab/>while(ISP(X) &gt;= <text:s/>ICP(exp-&gt;infix[i]))</text:p>
      <text:p text:style-name="Standard"><text:tab/><text:tab/><text:tab/>{</text:p>
      <text:p text:style-name="Standard"><text:tab/><text:tab/><text:tab/><text:tab/>exp-&gt;postfix[j] = X;</text:p>
      <text:p text:style-name="Standard"><text:tab/><text:tab/><text:tab/><text:tab/>X = pop(&amp;s);</text:p>
      <text:p text:style-name="Standard"><text:tab/><text:tab/><text:tab/><text:tab/>j++;</text:p>
      <text:p text:style-name="Standard"><text:tab/><text:tab/><text:tab/>}</text:p>
      <text:p text:style-name="Standard"><text:soft-page-break/><text:tab/><text:tab/><text:tab/>push(&amp;s, X);</text:p>
      <text:p text:style-name="Standard"><text:tab/><text:tab/><text:tab/>push(&amp;s, exp-&gt;infix[i]);</text:p>
      <text:p text:style-name="Standard"><text:tab/><text:tab/>}</text:p>
      <text:p text:style-name="Standard"><text:tab/><text:tab/>else if(ISP(X) &lt; ICP(exp-&gt;infix[i]))</text:p>
      <text:p text:style-name="Standard"><text:tab/><text:tab/>{</text:p>
      <text:p text:style-name="Standard"><text:tab/><text:tab/><text:tab/>push(&amp;s, X);</text:p>
      <text:p text:style-name="Standard"><text:tab/><text:tab/><text:tab/>push(&amp;s, exp-&gt;infix[i]);</text:p>
      <text:p text:style-name="Standard"><text:tab/><text:tab/>}</text:p>
      <text:p text:style-name="Standard"><text:tab/><text:tab/>else if(exp-&gt;infix[i] == ' ')</text:p>
      <text:p text:style-name="Standard"><text:tab/><text:tab/>{</text:p>
      <text:p text:style-name="Standard"><text:tab/><text:tab/><text:tab/>//skip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printf("INVALID EXPRESSION!\n");</text:p>
      <text:p text:style-name="Standard"><text:tab/><text:tab/><text:tab/>exit(0);</text:p>
      <text:p text:style-name="Standard"><text:tab/><text:tab/>}</text:p>
      <text:p text:style-name="Standard"><text:tab/><text:tab/><text:tab/></text:p>
      <text:p text:style-name="Standard"><text:tab/><text:tab/>i++;</text:p>
      <text:p text:style-name="Standard"><text:tab/>}</text:p>
      <text:p text:style-name="Standard">}</text:p>
      <text:p text:style-name="Standard"/>
      <text:p text:style-name="Standard">int evaluate_postfix(char* postfix)</text:p>
      <text:p text:style-name="Standard">{</text:p>
      <text:p text:style-name="Standard"><text:tab/>postfix[strlen(postfix)] = '#';</text:p>
      <text:p text:style-name="Standard"/>
      <text:p text:style-name="Standard"><text:tab/>int i=0;</text:p>
      <text:p text:style-name="Standard"><text:tab/>int exp[strlen(postfix)];</text:p>
      <text:p text:style-name="Standard"><text:tab/></text:p>
      <text:p text:style-name="Standard"><text:tab/>while(i&lt;strlen(postfix))</text:p>
      <text:p text:style-name="Standard"><text:tab/>{</text:p>
      <text:p text:style-name="Standard"><text:tab/><text:tab/>if(postfix[i] &gt;= 'a' &amp;&amp; postfix[i] &lt;= 'z' || postfix[i] &gt;= 'A' &amp;&amp; postfix[i] &lt;= 'Z')</text:p>
      <text:p text:style-name="Standard"><text:tab/><text:tab/>{</text:p>
      <text:p text:style-name="Standard"><text:tab/><text:tab/><text:tab/>printf("Enter value for %c\n", postfix[i]);</text:p>
      <text:p text:style-name="Standard"><text:tab/><text:tab/><text:tab/>scanf("%d", &amp;exp[i]);</text:p>
      <text:p text:style-name="Standard"><text:tab/><text:tab/>}</text:p>
      <text:p text:style-name="Standard"><text:tab/><text:tab/>else if(postfix[i] &gt;= '0' &amp;&amp; postfix[i] &lt;= '9')</text:p>
      <text:p text:style-name="Standard"><text:tab/><text:tab/>{</text:p>
      <text:p text:style-name="Standard"><text:tab/><text:tab/><text:tab/>exp[i] = postfix[i] - 48;</text:p>
      <text:p text:style-name="Standard"><text:tab/><text:tab/>}</text:p>
      <text:p text:style-name="Standard"><text:tab/><text:tab/>i++;</text:p>
      <text:p text:style-name="Standard"><text:tab/>}</text:p>
      <text:p text:style-name="Standard"><text:tab/></text:p>
      <text:p text:style-name="Standard"><text:tab/>int x1, x2;</text:p>
      <text:p text:style-name="Standard"><text:tab/>struct stack s;</text:p>
      <text:p text:style-name="Standard"><text:tab/>i = 0;</text:p>
      <text:p text:style-name="Standard"/>
      <text:p text:style-name="Standard"><text:tab/>s.TOP = -1;</text:p>
      <text:p text:style-name="Standard"><text:tab/>s.SIZE = strlen(postfix);</text:p>
      <text:p text:style-name="Standard"><text:tab/>s.arr1 = (int*) malloc(s.SIZE * sizeof(int));</text:p>
      <text:p text:style-name="Standard"><text:tab/></text:p>
      <text:p text:style-name="Standard"><text:tab/>while(1)</text:p>
      <text:p text:style-name="Standard"><text:soft-page-break/><text:tab/>{</text:p>
      <text:p text:style-name="Standard"><text:tab/><text:tab/>switch(postfix[i])</text:p>
      <text:p text:style-name="Standard"><text:tab/><text:tab/>{</text:p>
      <text:p text:style-name="Standard"><text:tab/><text:tab/><text:tab/>case '+' : </text:p>
      <text:p text:style-name="Standard"><text:tab/><text:tab/><text:tab/><text:tab/>x2 = pop1(&amp;s);</text:p>
      <text:p text:style-name="Standard"><text:tab/><text:tab/><text:tab/><text:tab/>x1 = pop1(&amp;s);</text:p>
      <text:p text:style-name="Standard"><text:tab/><text:tab/><text:tab/><text:tab/>push1(&amp;s, x1+x2);</text:p>
      <text:p text:style-name="Standard"><text:tab/><text:tab/><text:tab/><text:tab/>break;</text:p>
      <text:p text:style-name="Standard"><text:tab/><text:tab/><text:tab/>case '-' : </text:p>
      <text:p text:style-name="Standard"><text:tab/><text:tab/><text:tab/><text:tab/>x2 = pop1(&amp;s);</text:p>
      <text:p text:style-name="Standard"><text:tab/><text:tab/><text:tab/><text:tab/>x1 = pop1(&amp;s);</text:p>
      <text:p text:style-name="Standard"><text:tab/><text:tab/><text:tab/><text:tab/>push1(&amp;s, x1-x2);</text:p>
      <text:p text:style-name="Standard"><text:tab/><text:tab/><text:tab/><text:tab/>break;</text:p>
      <text:p text:style-name="Standard"><text:tab/><text:tab/><text:tab/>case '*' : </text:p>
      <text:p text:style-name="Standard"><text:tab/><text:tab/><text:tab/><text:tab/>x2 = pop1(&amp;s);</text:p>
      <text:p text:style-name="Standard"><text:tab/><text:tab/><text:tab/><text:tab/>x1 = pop1(&amp;s);</text:p>
      <text:p text:style-name="Standard"><text:tab/><text:tab/><text:tab/><text:tab/>push1(&amp;s, x1*x2);</text:p>
      <text:p text:style-name="Standard"><text:tab/><text:tab/><text:tab/><text:tab/>break;</text:p>
      <text:p text:style-name="Standard"><text:tab/><text:tab/><text:tab/>case '/' : </text:p>
      <text:p text:style-name="Standard"><text:tab/><text:tab/><text:tab/><text:tab/>x2 = pop1(&amp;s);</text:p>
      <text:p text:style-name="Standard"><text:tab/><text:tab/><text:tab/><text:tab/>x1 = pop1(&amp;s);</text:p>
      <text:p text:style-name="Standard"><text:tab/><text:tab/><text:tab/><text:tab/>push1(&amp;s, x1/x2);</text:p>
      <text:p text:style-name="Standard"><text:tab/><text:tab/><text:tab/><text:tab/>break;</text:p>
      <text:p text:style-name="Standard"><text:tab/><text:tab/><text:tab/>case '^' : </text:p>
      <text:p text:style-name="Standard"><text:tab/><text:tab/><text:tab/><text:tab/>x2 = pop1(&amp;s);</text:p>
      <text:p text:style-name="Standard"><text:tab/><text:tab/><text:tab/><text:tab/>x1 = pop1(&amp;s);</text:p>
      <text:p text:style-name="Standard"><text:tab/><text:tab/><text:tab/><text:tab/>push1(&amp;s, pow(x1, x2));</text:p>
      <text:p text:style-name="Standard"><text:tab/><text:tab/><text:tab/><text:tab/>break;</text:p>
      <text:p text:style-name="Standard"><text:tab/><text:tab/><text:tab/>case '!' :</text:p>
      <text:p text:style-name="Standard"><text:tab/><text:tab/><text:tab/><text:tab/>x1 = pop1(&amp;s);</text:p>
      <text:p text:style-name="Standard"><text:tab/><text:tab/><text:tab/><text:tab/>push1(&amp;s, -x1);</text:p>
      <text:p text:style-name="Standard"><text:tab/><text:tab/><text:tab/><text:tab/>break;</text:p>
      <text:p text:style-name="Standard"><text:tab/><text:tab/><text:tab/>case '#' :</text:p>
      <text:p text:style-name="Standard"><text:tab/><text:tab/><text:tab/><text:tab/>x1 = pop1(&amp;s);</text:p>
      <text:p text:style-name="Standard"><text:tab/><text:tab/><text:tab/><text:tab/><text:span text:style-name="T19">return x1;</text:span><text:tab/></text:p>
      <text:p text:style-name="Standard"><text:tab/><text:tab/><text:tab/>default :<text:tab/></text:p>
      <text:p text:style-name="Standard"><text:tab/><text:tab/><text:tab/><text:tab/>push1(&amp;s, exp[i]);</text:p>
      <text:p text:style-name="Standard"><text:tab/><text:tab/>}</text:p>
      <text:p text:style-name="Standard"><text:tab/><text:tab/>i++;</text:p>
      <text:p text:style-name="Standard"><text:tab/>}</text:p>
      <text:p text:style-name="Standard">}</text:p>
      <text:p text:style-name="Standard"/>
      <text:p text:style-name="Standard">void main()</text:p>
      <text:p text:style-name="Standard">{</text:p>
      <text:p text:style-name="Standard"><text:tab/>struct expression exp;</text:p>
      <text:p text:style-name="Standard"><text:tab/></text:p>
      <text:p text:style-name="Standard"><text:tab/>exp.infix = (char*) malloc(100 * sizeof(char));</text:p>
      <text:p text:style-name="Standard"><text:tab/>exp.postfix = (char*) malloc(strlen(exp.infix) * sizeof(char));</text:p>
      <text:p text:style-name="Standard"/>
      <text:p text:style-name="Standard"><text:tab/>printf("Enter expression to be evaluated:\n");</text:p>
      <text:p text:style-name="Standard"><text:tab/>printf("NB:- For numbers with more than 1 digit, enter a variable (eg:- A, x, y, etc...) and for negative numbers add '!' after it.\n");</text:p>
      <text:p text:style-name="Standard"><text:soft-page-break/><text:tab/>fgets(exp.infix, 100, stdin);</text:p>
      <text:p text:style-name="Standard"><text:tab/></text:p>
      <text:p text:style-name="Standard"><text:tab/>exp.infix[strlen(exp.infix)-1] = ')';</text:p>
      <text:p text:style-name="Standard"><text:tab/></text:p>
      <text:p text:style-name="Standard"><text:tab/>infix_to_postfix(&amp;exp);</text:p>
      <text:p text:style-name="Standard"><text:tab/></text:p>
      <text:p text:style-name="Standard"><text:tab/>puts(exp.postfix);</text:p>
      <text:p text:style-name="Standard"><text:tab/></text:p>
      <text:p text:style-name="Standard"><text:tab/>printf("Result = %d\n", evaluate_postfix(exp.postfix));</text:p>
      <text:p text:style-name="Standard">}</text:p>
      <text:p text:style-name="Standard"/>
      <text:p text:style-name="Standard"/>
      <text:p text:style-name="Standard"/>
      <text:p text:style-name="P5"><text:span text:style-name="T15">SAMPLE OUTPUTS </text:span><text:span text:style-name="T3">:-</text:span></text:p>
      <text:p text:style-name="P3">Enter expression to be evaluated:</text:p>
      <text:p text:style-name="P3">NB:- For numbers with more than 1 digit, enter a variable (eg:- A, x, y, etc...) and for negative numbers add '!' after it.</text:p>
      <text:p text:style-name="P3">a+b^3*5</text:p>
      <text:p text:style-name="P3">ab3^5*+</text:p>
      <text:p text:style-name="P3">Enter value for a</text:p>
      <text:p text:style-name="P3">10</text:p>
      <text:p text:style-name="P3">Enter value for b</text:p>
      <text:p text:style-name="P3">5</text:p>
      <text:p text:style-name="P3">Result = 635</text:p>
      <text:p text:style-name="P3"/>
      <text:p text:style-name="P3"/>
      <text:p text:style-name="P3">Enter expression to be evaluated:</text:p>
      <text:p text:style-name="P3">NB:- For numbers with more than 1 digit, enter a variable (eg:- A, x, y, etc...) and for negative numbers add '!' after it.</text:p>
      <text:p text:style-name="P3">5+6/3*6^2</text:p>
      <text:p text:style-name="P3">563/62^*+</text:p>
      <text:p text:style-name="P3">Result = 77</text:p>
      <text:p text:style-name="P3"/>
      <text:p text:style-name="P3"/>
      <text:p text:style-name="P3">Enter expression to be evaluated:</text:p>
      <text:p text:style-name="P3">NB:- For numbers with more than 1 digit, enter a variable (eg:- A, x, y, etc...) and for negative numbers add '!' after it.</text:p>
      <text:p text:style-name="P3">a/b+c*d-e</text:p>
      <text:p text:style-name="P3">ab/cd*+e-</text:p>
      <text:p text:style-name="P3">Enter value for a</text:p>
      <text:p text:style-name="P3">5</text:p>
      <text:p text:style-name="P3">Enter value for b</text:p>
      <text:p text:style-name="P3">4</text:p>
      <text:p text:style-name="P3">Enter value for c</text:p>
      <text:p text:style-name="P3">3</text:p>
      <text:p text:style-name="P3">Enter value for d</text:p>
      <text:p text:style-name="P3">2</text:p>
      <text:p text:style-name="P3">Enter value for e</text:p>
      <text:p text:style-name="P3">1</text:p>
      <text:p text:style-name="P3">Result = 6</text:p>
      <text:p text:style-name="P3"/>
      <text:p text:style-name="P3"/>
      <text:p text:style-name="P3"><text:soft-page-break/>Enter expression to be evaluated:</text:p>
      <text:p text:style-name="P3">NB:- For numbers with more than 1 digit, enter a variable (eg:- A, x, y, etc...) and for negative numbers add '!' after it.</text:p>
      <text:p text:style-name="P3">a/0</text:p>
      <text:p text:style-name="P3">a0/</text:p>
      <text:p text:style-name="P3">Enter value for a</text:p>
      <text:p text:style-name="P3">5</text:p>
      <text:p text:style-name="P3">Floating point exception (core dumped)</text:p>
      <text:p text:style-name="P3"/>
      <text:p text:style-name="P3"/>
      <text:p text:style-name="P3">Enter expression to be evaluated:</text:p>
      <text:p text:style-name="P3">NB:- For numbers with more than 1 digit, enter a variable (eg:- A, x, y, etc...) and for negative numbers add '!' after it.</text:p>
      <text:p text:style-name="P3">a^b/(3*5-5)</text:p>
      <text:p text:style-name="P3">ab^35*5-/</text:p>
      <text:p text:style-name="P3">Enter value for a</text:p>
      <text:p text:style-name="P3">10</text:p>
      <text:p text:style-name="P3">Enter value for b</text:p>
      <text:p text:style-name="P3">2</text:p>
      <text:p text:style-name="P3">Result = 10</text:p>
      <text:p text:style-name="P3"/>
      <text:p text:style-name="P3"/>
      <text:p text:style-name="P3">Enter expression to be evaluated:</text:p>
      <text:p text:style-name="P3">NB:- For numbers with more than 1 digit, enter a variable (eg:- A, x, y, etc...) and for negative numbers add '!' after it.</text:p>
      <text:p text:style-name="P3">a^b/3*5-5</text:p>
      <text:p text:style-name="P3">ab^3/5*5-</text:p>
      <text:p text:style-name="P3">Enter value for a</text:p>
      <text:p text:style-name="P3">10</text:p>
      <text:p text:style-name="P3">Enter value for b</text:p>
      <text:p text:style-name="P3">2</text:p>
      <text:p text:style-name="P3">Result = 160</text:p>
      <text:p text:style-name="P3"/>
      <text:p text:style-name="P3"/>
      <text:p text:style-name="P3">Enter expression to be evaluated:</text:p>
      <text:p text:style-name="P3">NB:- For numbers with more than 1 digit, enter a variable (eg:- A, x, y, etc...) and for negative numbers add '!' after it.</text:p>
      <text:p text:style-name="P3">a+b)</text:p>
      <text:p text:style-name="P3">ab+</text:p>
      <text:p text:style-name="P3">Enter value for a</text:p>
      <text:p text:style-name="P3">123</text:p>
      <text:p text:style-name="P3">Enter value for b</text:p>
      <text:p text:style-name="P3">456</text:p>
      <text:p text:style-name="P3">Result = 579</text:p>
      <text:p text:style-name="P3"/>
      <text:p text:style-name="P3"/>
      <text:p text:style-name="P3">Enter expression to be evaluated:</text:p>
      <text:p text:style-name="P3">NB:- For numbers with more than 1 digit, enter a variable (eg:- A, x, y, etc...) and for negative numbers add '!' after it.</text:p>
      <text:p text:style-name="P3">(a+b</text:p>
      <text:p text:style-name="P3">Cannot evaluate</text:p>
      <text:p text:style-name="P3"/>
      <text:p text:style-name="P3"><text:soft-page-break/></text:p>
      <text:p text:style-name="P3">Enter expression to be evaluated:</text:p>
      <text:p text:style-name="P3">NB:- For numbers with more than 1 digit, enter a variable (eg:- A, x, y, etc...) and for negative numbers add '!' after it.</text:p>
      <text:p text:style-name="P3">a++</text:p>
      <text:p text:style-name="P3">a++</text:p>
      <text:p text:style-name="P3">Enter value for a</text:p>
      <text:p text:style-name="P3">3</text:p>
      <text:p text:style-name="P3">Cannot evaluate</text:p>
      <text:p text:style-name="P3"/>
      <text:p text:style-name="P3"/>
      <text:p text:style-name="P3">Enter expression to be evaluated:</text:p>
      <text:p text:style-name="P3">NB:- For numbers with more than 1 digit, enter a variable (eg:- A, x, y, etc...) and for negative numbers add '!' after it.</text:p>
      <text:p text:style-name="P3">!a</text:p>
      <text:p text:style-name="P3">a!</text:p>
      <text:p text:style-name="P3">Enter value for a</text:p>
      <text:p text:style-name="P3">435</text:p>
      <text:p text:style-name="P3">Result = -435</text:p>
      <text:p text:style-name="P3"/>
      <text:p text:style-name="P3"/>
      <text:p text:style-name="P3">Enter expression to be evaluated:</text:p>
      <text:p text:style-name="P3">NB:- For numbers with more than 1 digit, enter a variable (eg:- A, x, y, etc...) and for negative numbers add '!' after it.</text:p>
      <text:p text:style-name="P3">a+!b</text:p>
      <text:p text:style-name="P3">ab!+</text:p>
      <text:p text:style-name="P3">Enter value for a</text:p>
      <text:p text:style-name="P3">3</text:p>
      <text:p text:style-name="P3">Enter value for b</text:p>
      <text:p text:style-name="P3">2</text:p>
      <text:p text:style-name="P3">Result = 1</text:p>
      <text:p text:style-name="P3"/>
      <text:p text:style-name="P3"/>
      <text:p text:style-name="P3"/>
      <text:p text:style-name="P6">RESULT <text:span text:style-name="T2">:- </text:span><text:span text:style-name="T4">Given infix expression is converted to postfix form and </text:span><text:span text:style-name="T5">then </text:span><text:span text:style-name="T6">the result</text:span><text:span text:style-name="T4"> of the expression is displayed.</text:span></text:p>
      <text:p text:style-name="P25">Time complexity for infix to postfix conversion – O(n)</text:p>
      <text:p text:style-name="P25">Time complexity for postfix evaluation – O(n)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8T22:03:45.541906085</meta:creation-date>
    <dc:date>2020-10-19T11:10:05.619597361</dc:date>
    <meta:editing-duration>PT2H57M35S</meta:editing-duration>
    <meta:editing-cycles>39</meta:editing-cycles>
    <meta:generator>LibreOffice/6.4.6.2$Linux_X86_64 LibreOffice_project/40$Build-2</meta:generator>
    <meta:document-statistic meta:table-count="0" meta:image-count="0" meta:object-count="0" meta:page-count="10" meta:paragraph-count="398" meta:word-count="1328" meta:character-count="7581" meta:non-whitespace-character-count="6135"/>
  </office:meta>
</office:document-meta>
</file>